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5811" officeooo:paragraph-rsid="001058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/>
      <text:p text:style-name="P1">batch_size = 64</text:p>
      <text:p text:style-name="P1">epochs = 25</text:p>
      <text:p text:style-name="P1">num_classes = 2</text:p>
      <text:p text:style-name="P1"/>
      <text:p text:style-name="P1">##################################################Model####################################################################</text:p>
      <text:p text:style-name="P1">#First layer</text:p>
      <text:p text:style-name="P1">bb_model = Sequential()</text:p>
      <text:p text:style-name="P1">bb_model.add(Conv2D(32, kernel_size=(3, 3),activation='linear',input_shape=(40,40,1),padding='same'))</text:p>
      <text:p text:style-name="P1">bb_model.add(LeakyReLU(alpha=0.1))</text:p>
      <text:p text:style-name="P1">bb_model.add(MaxPooling2D((2, 2),padding='same'))</text:p>
      <text:p text:style-name="P1">bb_model.add(Dropout(0.25))</text:p>
      <text:p text:style-name="P1">#Second layer</text:p>
      <text:p text:style-name="P1">bb_model.add(Conv2D(64, (3, 3), activation='linear',padding='same'))</text:p>
      <text:p text:style-name="P1">bb_model.add(LeakyReLU(alpha=0.1))</text:p>
      <text:p text:style-name="P1">bb_model.add(MaxPooling2D(pool_size=(2, 2),padding='same'))</text:p>
      <text:p text:style-name="P1">bb_model.add(Dropout(0.25))</text:p>
      <text:p text:style-name="P1">#Third layer</text:p>
      <text:p text:style-name="P1">bb_model.add(Conv2D(128, (3, 3), activation='linear',padding='same'))</text:p>
      <text:p text:style-name="P1">bb_model.add(LeakyReLU(alpha=0.1)) <text:s text:c="17"/></text:p>
      <text:p text:style-name="P1">bb_model.add(MaxPooling2D(pool_size=(2, 2),padding='same'))</text:p>
      <text:p text:style-name="P1">bb_model.add(Dropout(0.4))</text:p>
      <text:p text:style-name="P1">#Dense layer</text:p>
      <text:p text:style-name="P1">bb_model.add(Flatten())</text:p>
      <text:p text:style-name="P1">bb_model.add(Dense(128, activation='linear'))</text:p>
      <text:p text:style-name="P1">bb_model.add(LeakyReLU(alpha=0.1)) <text:s text:c="7"/></text:p>
      <text:p text:style-name="P1">bb_model.add(Dropout(0.3))</text:p>
      <text:p text:style-name="P1">#Output <text:s text:c="9"/></text:p>
      <text:p text:style-name="P1">bb_model.add(Dense(num_classes, activation='softmax')) <text:s text:c="7"/></text:p>
      <text:p text:style-name="P1"/>
      <text:p text:style-name="P1">#############################################################################################################################</text:p>
      <text:p text:style-name="P1"/>
      <text:p text:style-name="P1">#Compile the model</text:p>
      <text:p text:style-name="P1"/>
      <text:p text:style-name="P1">bb_model.compile(loss=keras.losses.categorical_crossentropy, optimizer=keras.optimizers.Adam(),metrics=['accuracy'])</text:p>
      <text:p text:style-name="P1"/>
      <text:p text:style-name="P1">bb_model.summary()</text:p>
      <text:p text:style-name="P1"/>
      <text:p text:style-name="P1">#Training</text:p>
      <text:p text:style-name="P1"/>
      <text:p text:style-name="P1">bb_train = bb_model.fit(train_X, train_label, batch_size=batch_size,epochs=epochs,verbose=1,validation_data=(valid_X, valid_label))</text:p>
      <text:p text:style-name="P1">#Epoch 25/25</text:p>
      <text:p text:style-name="P1">#17180/17180 [==============================] - 140s 8ms/step - loss: 0.0456 - acc: 0.9867 - val_loss: 0.0869 - val_acc: 0.980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3:57:03.258709771</meta:creation-date>
    <dc:date>2018-01-25T13:59:51.800133953</dc:date>
    <meta:editing-duration>P0D</meta:editing-duration>
    <meta:editing-cycles>1</meta:editing-cycles>
    <meta:document-statistic meta:table-count="0" meta:image-count="0" meta:object-count="0" meta:page-count="1" meta:paragraph-count="36" meta:word-count="86" meta:character-count="1614" meta:non-whitespace-character-count="1520"/>
    <meta:generator>LibreOffice/4.2.8.2$Linux_X86_64 LibreOffice_project/420m0$Build-2</meta:generator>
  </office:meta>
</office:document-meta>
</file>